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5B289F689AD79770.png" manifest:media-type="image/png"/>
  <manifest:file-entry manifest:full-path="Pictures/10000B8700009698000054ABA2B3CD43E2D7FE7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outline1">
      <style:graphic-properties fo:min-height="11.92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1">
        <office:forms form:automatic-focus="false" form:apply-design-mode="false"/>
        <draw:frame presentation:style-name="pr1" draw:layer="layout" svg:width="25.2cm" svg:height="3.745cm" svg:x="1.4cm" svg:y="0.661cm" presentation:class="title">
          <draw:text-box>
            <text:p>Getting the most out of the conference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How to choose talks</text:p>
                <text:list>
                  <text:list-item>
                    <text:p>Some reco’s in repo.</text:p>
                  </text:list-item>
                </text:list>
              </text:list-item>
              <text:list-item>
                <text:p>Hallway track</text:p>
              </text:list-item>
              <text:list-item>
                <text:p>Approaching people</text:p>
              </text:list-item>
              <text:list-item>
                <text:p>Open spaces + bofs</text:p>
              </text:list-item>
              <text:list-item>
                <text:p>Lunch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5B289F689AD79770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12:06:56.808480541</meta:creation-date>
    <dc:date>2016-05-28T15:35:44.005761298</dc:date>
    <meta:editing-duration>PT1H21M14S</meta:editing-duration>
    <meta:editing-cycles>1</meta:editing-cycles>
    <meta:document-statistic meta:object-count="37"/>
    <meta:generator>LibreOffice/5.1.2.2$Linux_X86_64 LibreOffice_project/10m0$Build-2</meta:generator>
  </office:meta>
</office:document-meta>
</file>